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694in"/>
    </style:style>
    <style:style style:name="TableColumn3" style:family="table-column">
      <style:table-column-properties style:column-width="0.7944in"/>
    </style:style>
    <style:style style:name="TableColumn4" style:family="table-column">
      <style:table-column-properties style:column-width="0.6666in"/>
    </style:style>
    <style:style style:name="TableColumn5" style:family="table-column">
      <style:table-column-properties style:column-width="0.4722in"/>
    </style:style>
    <style:style style:name="TableColumn6" style:family="table-column">
      <style:table-column-properties style:column-width="1.4861in"/>
    </style:style>
    <style:style style:name="TableColumn7" style:family="table-column">
      <style:table-column-properties style:column-width="2.0138in"/>
    </style:style>
    <style:style style:name="Table1" style:family="table" style:master-page-name="MP0">
      <style:table-properties style:width="5.9444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" style:parent-style-name="Normál" style:family="paragraph">
      <style:paragraph-properties fo:break-before="page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hu" style:country-asian="HU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Row21" style:family="table-row">
      <style:table-row-properties style:min-row-height="0.4479in"/>
    </style:style>
    <style:style style:name="TableCell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6" style:family="table-cell">
      <style:table-cell-properties fo:border-top="none" fo:border-left="none" fo:border-bottom="none" fo:border-right="0.0138in solid #000000" style:writing-mode="lr-tb" style:vertical-align="bottom" fo:padding-top="0in" fo:padding-left="0.0486in" fo:padding-bottom="0in" fo:padding-right="0.0486in"/>
    </style:style>
    <style:style style:name="P2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8" style:family="table-cell">
      <style:table-cell-properties fo:border="none" fo:background-color="#DDEBF7" style:writing-mode="lr-tb" style:vertical-align="middle" fo:padding-top="0in" fo:padding-left="0.0486in" fo:padding-bottom="0in" fo:padding-right="0.0486in" fo:wrap-option="no-wrap"/>
    </style:style>
    <style:style style:name="P2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30" style:family="table-row">
      <style:table-row-properties style:min-row-height="0.2187in"/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" style:parent-style-name="Normá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etter-kerning="false" style:language-asian="hu" style:country-asian="HU"/>
    </style:style>
    <style:style style:name="TableCell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" style:parent-style-name="Normá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etter-kerning="false" style:language-asian="hu" style:country-asian="HU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39" style:family="table-cell">
      <style:table-cell-properties fo:border-top="0.0138in solid #000000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4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41" style:family="table-cell">
      <style:table-cell-properties fo:border-top="0.0138in solid #000000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4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43" style:family="table-row">
      <style:table-row-properties style:min-row-height="0.2187in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52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54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5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56" style:family="table-row">
      <style:table-row-properties style:min-row-height="0.2187in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hu" style:country-asian="HU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hu" style:country-asian="HU"/>
    </style:style>
    <style:style style:name="TableCell63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65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6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67" style:family="table-row">
      <style:table-row-properties style:min-row-height="0.2187in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hu" style:country-asian="HU"/>
    </style:style>
    <style:style style:name="TableCell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hu" style:country-asian="HU"/>
    </style:style>
    <style:style style:name="TableCell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7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78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7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80" style:family="table-row">
      <style:table-row-properties style:min-row-height="0.2187in"/>
    </style:style>
    <style:style style:name="TableCell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FF0000" style:letter-kerning="false" style:language-asian="hu" style:country-asian="HU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á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FF0000" style:letter-kerning="false" style:language-asian="hu" style:country-asian="HU"/>
    </style:style>
    <style:style style:name="TableCell87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89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9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91" style:family="table-row">
      <style:table-row-properties style:min-row-height="0.2187in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00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02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0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04" style:family="table-row">
      <style:table-row-properties style:min-row-height="0.2187in"/>
    </style:style>
    <style:style style:name="TableCell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13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15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1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17" style:family="table-row">
      <style:table-row-properties style:min-row-height="0.2187in"/>
    </style:style>
    <style:style style:name="TableCell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2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28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2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30" style:family="table-row">
      <style:table-row-properties style:min-row-height="0.2187in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39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41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4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43" style:family="table-row">
      <style:table-row-properties style:min-row-height="0.2187in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52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54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55" style:parent-style-name="Normál" style:family="paragraph">
      <style:paragraph-properties fo:text-align="center" fo:margin-bottom="0in" fo:line-height="100%"/>
    </style:style>
    <style:style style:name="T156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157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style:language-asian="hu" style:country-asian="HU"/>
    </style:style>
    <style:style style:name="T158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59" style:family="table-row">
      <style:table-row-properties style:min-row-height="0.2187in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68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6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70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71" style:parent-style-name="Normál" style:family="paragraph">
      <style:paragraph-properties fo:text-align="center" fo:margin-bottom="0in" fo:line-height="100%"/>
    </style:style>
    <style:style style:name="T172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173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style:language-asian="hu" style:country-asian="HU"/>
    </style:style>
    <style:style style:name="T174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75" style:family="table-row">
      <style:table-row-properties style:min-row-height="0.2187in"/>
    </style:style>
    <style:style style:name="TableCell1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8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8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86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18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188" style:family="table-row">
      <style:table-row-properties style:min-row-height="0.2187in"/>
    </style:style>
    <style:style style:name="TableCell1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197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199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0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01" style:family="table-row">
      <style:table-row-properties style:min-row-height="0.2187in"/>
    </style:style>
    <style:style style:name="TableCell2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10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11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12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1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14" style:family="table-row">
      <style:table-row-properties style:min-row-height="0.2187in"/>
    </style:style>
    <style:style style:name="TableCell2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23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24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25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2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27" style:family="table-row">
      <style:table-row-properties style:min-row-height="0.2187in"/>
    </style:style>
    <style:style style:name="TableCell2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3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3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38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3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40" style:family="table-row">
      <style:table-row-properties style:min-row-height="0.2187in"/>
    </style:style>
    <style:style style:name="TableCell2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49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50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51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5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53" style:family="table-row">
      <style:table-row-properties style:min-row-height="0.2187in"/>
    </style:style>
    <style:style style:name="TableCell2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62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63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64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6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66" style:family="table-row">
      <style:table-row-properties style:min-row-height="0.2187in"/>
    </style:style>
    <style:style style:name="TableCell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8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75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77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78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79" style:family="table-row">
      <style:table-row-properties style:min-row-height="0.2187in"/>
    </style:style>
    <style:style style:name="TableCell2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1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88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289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90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291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292" style:family="table-row">
      <style:table-row-properties style:min-row-height="0.2187in"/>
    </style:style>
    <style:style style:name="TableCell2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4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2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2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301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302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303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304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Row305" style:family="table-row">
      <style:table-row-properties style:min-row-height="0.2187in"/>
    </style:style>
    <style:style style:name="TableCell3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7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3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3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3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hu" style:country-asian="HU"/>
    </style:style>
    <style:style style:name="TableCell31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Normá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ableCell316" style:family="table-cell">
      <style:table-cell-properties fo:border-top="none" fo:border-left="none" fo:border-bottom="0.0069in solid #000000" fo:border-right="none" fo:background-color="#DDEBF7" style:writing-mode="lr-tb" style:vertical-align="middle" fo:padding-top="0in" fo:padding-left="0.0486in" fo:padding-bottom="0in" fo:padding-right="0.0486in" fo:wrap-option="no-wrap"/>
    </style:style>
    <style:style style:name="P317" style:parent-style-name="Normál" style:family="paragraph">
      <style:paragraph-properties fo:text-align="center" fo:margin-bottom="0in" fo:line-height="100%"/>
    </style:style>
    <style:style style:name="T318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  <style:style style:name="T319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FF0000" style:letter-kerning="false" fo:font-size="12pt" style:font-size-asian="12pt" style:font-size-complex="12pt" style:language-asian="hu" style:country-asian="HU"/>
    </style:style>
    <style:style style:name="T320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hu" style:country-asian="H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 table:number-columns-spanned="3">
            <text:p text:style-name="P25">Seqomics szekvenálásra:</text:p>
          </table:table-cell>
          <table:covered-table-cell/>
          <table:covered-table-cell/>
          <table:table-cell table:style-name="TableCell26">
            <text:p text:style-name="P27">Kód a küldött mikrocsövön</text:p>
          </table:table-cell>
          <table:table-cell table:style-name="TableCell28">
            <text:p text:style-name="P29">DNS KÓD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2024.02.05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FR1</text:p>
          </table:table-cell>
          <table:table-cell table:style-name="TableCell41">
            <text:p text:style-name="P42">TBV.01.S2022.pat.pool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FR2</text:p>
          </table:table-cell>
          <table:table-cell table:style-name="TableCell54">
            <text:p text:style-name="P55">TBV.02.S2022.pat.pool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 table:number-columns-spanned="2">
            <text:p text:style-name="P60">Küldött mennyiség:<text:s/></text:p>
          </table:table-cell>
          <table:covered-table-cell/>
          <table:table-cell table:style-name="TableCell61">
            <text:p text:style-name="P62"/>
          </table:table-cell>
          <table:table-cell table:style-name="TableCell63">
            <text:p text:style-name="P64">FR3</text:p>
          </table:table-cell>
          <table:table-cell table:style-name="TableCell65">
            <text:p text:style-name="P66">TBV.03.S2022.pat.pool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100ul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FR4</text:p>
          </table:table-cell>
          <table:table-cell table:style-name="TableCell78">
            <text:p text:style-name="P79">TBV.08.S2022.pat.pool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 table:number-columns-spanned="2">
            <text:p text:style-name="P84">kivéve FR14 : ~70ul</text:p>
          </table:table-cell>
          <table:covered-table-cell/>
          <table:table-cell table:style-name="TableCell85">
            <text:p text:style-name="P86"/>
          </table:table-cell>
          <table:table-cell table:style-name="TableCell87">
            <text:p text:style-name="P88">FR5</text:p>
          </table:table-cell>
          <table:table-cell table:style-name="TableCell89">
            <text:p text:style-name="P90">TBV.23.S2022.pat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FR6</text:p>
          </table:table-cell>
          <table:table-cell table:style-name="TableCell102">
            <text:p text:style-name="P103">TBV.24.S2023.pat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FR7</text:p>
          </table:table-cell>
          <table:table-cell table:style-name="TableCell115">
            <text:p text:style-name="P116">TBV.25.S2022.pat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FR8</text:p>
          </table:table-cell>
          <table:table-cell table:style-name="TableCell128">
            <text:p text:style-name="P129">TBV.29.S2022.pat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FR9</text:p>
          </table:table-cell>
          <table:table-cell table:style-name="TableCell141">
            <text:p text:style-name="P142">HBV.04.S2022.pat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>FR10</text:p>
          </table:table-cell>
          <table:table-cell table:style-name="TableCell154">
            <text:p text:style-name="P155"><text:span text:style-name="T156">VB.46<text:s/></text:span><text:span text:style-name="T157">Tab</text:span><text:span text:style-name="T158">.pat</text:span>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>FR11</text:p>
          </table:table-cell>
          <table:table-cell table:style-name="TableCell170">
            <text:p text:style-name="P171"><text:span text:style-name="T172">VB.46<text:s/></text:span><text:span text:style-name="T173">Haem</text:span><text:span text:style-name="T174">.pat</text:span>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>FR12</text:p>
          </table:table-cell>
          <table:table-cell table:style-name="TableCell186">
            <text:p text:style-name="P187">VB.49.pat</text:p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>FR13</text:p>
          </table:table-cell>
          <table:table-cell table:style-name="TableCell199">
            <text:p text:style-name="P200">VB.50.pat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FR14</text:p>
          </table:table-cell>
          <table:table-cell table:style-name="TableCell212">
            <text:p text:style-name="P213">VB.51.pat</text:p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FR15</text:p>
          </table:table-cell>
          <table:table-cell table:style-name="TableCell225">
            <text:p text:style-name="P226">VB.52.pat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FR16</text:p>
          </table:table-cell>
          <table:table-cell table:style-name="TableCell238">
            <text:p text:style-name="P239">VB.53.pat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FR17</text:p>
          </table:table-cell>
          <table:table-cell table:style-name="TableCell251">
            <text:p text:style-name="P252">VB.54.pat</text:p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FR18</text:p>
          </table:table-cell>
          <table:table-cell table:style-name="TableCell264">
            <text:p text:style-name="P265">VB.56.pat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FR19</text:p>
          </table:table-cell>
          <table:table-cell table:style-name="TableCell277">
            <text:p text:style-name="P278">VB.60.pat</text:p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FR20</text:p>
          </table:table-cell>
          <table:table-cell table:style-name="TableCell290">
            <text:p text:style-name="P291">VB.X.pat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FR21</text:p>
          </table:table-cell>
          <table:table-cell table:style-name="TableCell303">
            <text:p text:style-name="P304">VB.Y.pat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FR22</text:p>
          </table:table-cell>
          <table:table-cell table:style-name="TableCell316">
            <text:p text:style-name="P317"><text:span text:style-name="T318">VB.Z<text:s/></text:span><text:span text:style-name="T319">Haem</text:span><text:span text:style-name="T320">.pat</text:span></text:p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rkas Róbert</meta:initial-creator>
    <dc:creator>Farkas Róbert</dc:creator>
    <meta:creation-date>2024-02-12T11:41:00Z</meta:creation-date>
    <dc:date>2024-02-12T11:43:00Z</dc:date>
    <meta:template xlink:href="Normal" xlink:type="simple"/>
    <meta:editing-cycles>1</meta:editing-cycles>
    <meta:editing-duration>PT120S</meta:editing-duration>
    <meta:document-statistic meta:page-count="1" meta:paragraph-count="1" meta:word-count="81" meta:character-count="643" meta:row-count="4" meta:non-whitespace-character-count="563"/>
  </office:meta>
</office:document-meta>
</file>